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number-columns-repeated="7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K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homa" style:font-family-asian="Tahoma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08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8T12:33:17.911955429</meta:creation-date>
    <dc:date>2019-01-08T12:35:10.908443580</dc:date>
    <meta:editing-duration>PT1M53S</meta:editing-duration>
    <meta:editing-cycles>1</meta:editing-cycles>
    <meta:document-statistic meta:table-count="1" meta:cell-count="34" meta:object-count="0"/>
    <meta:generator>LibreOffice/6.0.7.3$Linux_X86_64 LibreOffice_project/00m0$Build-3</meta:generator>
  </office:meta>
</office:document-meta>
</file>